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1.316cm" draw:caption-point-x="-0.61cm" draw:caption-point-y="1.06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714cm" svg:y="22.216cm" draw:caption-point-x="-0.61cm" draw:caption-point-y="1.06cm">
              <dc:date>2012-01-02T00:00:00</dc:date>
              <text:p text:style-name="P1"><text:span text:style-name="T1">Will need (at least) support for querying border color in right format</text:span></text:p>
            </office:annotation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3.701cm" svg:y="22.216cm" draw:caption-point-x="-0.61cm" draw:caption-point-y="1.51cm">
              <dc:date>2012-01-15T00:00:00</dc:date>
              <text:p text:style-name="P1"><text:span text:style-name="T1">Not sure how the two forms of feedback interact</text:span></text:p>
            </office:annotation>
            <text:p>?</text:p>
          </table:table-cell>
          <table:table-cell table:number-columns-repeated="8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9.078cm" svg:y="22.216cm" draw:caption-point-x="-0.61cm" draw:caption-point-y="1.51cm">
              <dc:date>2012-01-15T00:00:00</dc:date>
              <text:p text:style-name="P1"><text:span text:style-name="T1">Will need to pause transform feedback while displaying the overlay</text:span></text:p>
            </office:annotation>
            <text:p>N</text:p>
          </table:table-cell>
          <table:table-cell table:style-name="ce2" office:value-type="string">
            <office:annotation draw:style-name="gr1" draw:text-style-name="P1" svg:width="2.899cm" svg:height="2.176cm" svg:x="29.676cm" svg:y="22.216cm" draw:caption-point-x="-0.61cm" draw:caption-point-y="1.51cm">
              <dc:date>2012-01-15T00:00:00</dc:date>
              <text:p text:style-name="P1"><text:span text:style-name="T1">Will need to pause transform feedback while displaying the overlay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3.261cm" svg:y="22.216cm" draw:caption-point-x="-0.61cm" draw:caption-point-y="1.51cm">
              <dc:date>2012-01-15T00:00:00</dc:date>
              <text:p text:style-name="P1"><text:span text:style-name="T1">Won't actually be broken, but potential for a more accurate count using asynchronous queries.</text:span></text:p>
            </office:annotation>
            <text:p>N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office:annotation office:display="true" draw:style-name="gr1" draw:text-style-name="P1" svg:width="2.899cm" svg:height="2.966cm" svg:x="33.858cm" svg:y="23.116cm" draw:caption-point-x="-0.61cm" draw:caption-point-y="1.06cm">
              <dc:date>2012-01-05T00:00:00</dc:date>
              <text:p text:style-name="P2"><text:span text:style-name="T1">No explicit code, but there is a test to check that COMPARE_REF_TO_TEXTURE is chosen over other aliases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58cm" svg:y="23.566cm" draw:caption-point-x="-0.61cm" draw:caption-point-y="1.06cm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248cm" svg:y="23.566cm" draw:caption-point-x="-0.61cm" draw:caption-point-y="1.06cm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18.921cm" svg:y="24.015cm" draw:caption-point-x="-0.61cm" draw:caption-point-y="1.061cm">
              <dc:date>2012-01-02T00:00:00</dc:date>
              <text:p text:style-name="P1"><text:span text:style-name="T1">Needs support for FLOAT32_UNSIGNED_INT_24_8_REV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815cm" draw:caption-point-x="-0.61cm" draw:caption-point-y="1.06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7.165cm" draw:caption-point-x="-0.61cm" draw:caption-point-y="1.06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614cm" draw:caption-point-x="-0.61cm" draw:caption-point-y="1.06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8.063cm" draw:caption-point-x="-0.61cm" draw:caption-point-y="1.06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8.063cm" draw:caption-point-x="-0.61cm" draw:caption-point-y="1.06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8.063cm" draw:caption-point-x="-0.61cm" draw:caption-point-y="1.06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964cm" draw:caption-point-x="-0.61cm" draw:caption-point-y="1.06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6.846cm" svg:y="29.414cm" draw:caption-point-x="-0.61cm" draw:caption-point-y="1.51cm">
              <dc:date>2012-01-02T00:00:00</dc:date>
              <text:p text:style-name="P1"><text:span text:style-name="T1">Could benefit from an interlaced view of the vertices in a VAO, but that's an enhancement.</text:span></text:p>
            </office:annotation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663cm" draw:caption-point-x="-0.61cm" draw:caption-point-y="1.06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2.899cm" svg:height="0.991cm" svg:x="17.726cm" svg:y="31.663cm" draw:caption-point-x="-0.61cm" draw:caption-point-y="1.06cm">
              <dc:date>2012-01-02T00:00:00</dc:date>
              <text:p text:style-name="P1"><text:span text:style-name="T1">Needs explicit alias mappings</text:span></text:p>
            </office:annotation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2.563cm" draw:caption-point-x="-0.61cm" draw:caption-point-y="1.06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4.896cm" svg:y="37.062cm" draw:caption-point-x="-0.61cm" draw:caption-point-y="1.51cm">
              <dc:date>2012-01-28T00:00:00</dc:date>
              <text:p text:style-name="P1"><text:span text:style-name="T1">Needs handle remapping, and might need to detect cases where the client checks query status before proceeding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33.858cm" svg:y="37.062cm" draw:caption-point-x="-0.61cm" draw:caption-point-y="1.51cm">
              <dc:date>2012-01-28T00:00:00</dc:date>
              <text:p text:style-name="P1"><text:span text:style-name="T1">Decodes a bitfield, and counts GetInteger64v return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8.861cm" draw:caption-point-x="-0.61cm" draw:caption-point-y="1.06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40.661cm" draw:caption-point-x="-0.61cm" draw:caption-point-y="1.06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709cm" draw:caption-point-x="-0.61cm" draw:caption-point-y="1.06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17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4.151cm" svg:x="21.909cm" svg:y="47.859cm" draw:caption-point-x="-0.61cm" draw:caption-point-y="1.51cm">
              <dc:date>2012-01-15T00:00:00</dc:date>
              <text:p text:style-name="P1"><text:span text:style-name="T1">New draw call DrawTransformFeedback is supported. However, begin_internal_render should probably auto-pause any existing XFB.</text:span></text:p>
            </office:annotation>
            <text:p>N</text:p>
          </table:table-cell>
          <table:table-cell table:style-name="ce25"/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0.714cm" svg:y="48.308cm" draw:caption-point-x="-0.61cm" draw:caption-point-y="1.51cm">
              <dc:date>2012-01-15T00:00:00</dc:date>
              <text:p text:style-name="P1"><text:span text:style-name="T1">Mostly there, but indexed queries need to be looked at.</text:span></text:p>
            </office:annotation>
            <text:p>N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386cm" svg:x="21.909cm" svg:y="48.308cm" draw:caption-point-x="-0.61cm" draw:caption-point-y="1.51cm">
              <dc:date>2012-01-15T00:00:00</dc:date>
              <text:p text:style-name="P1"><text:span text:style-name="T1">New command DrawTransformFeedbackStream</text:span></text:p>
            </office:annotation>
            <text:p>Y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office:annotation draw:style-name="gr1" draw:text-style-name="P1" svg:width="2.899cm" svg:height="1.781cm" svg:x="37.443cm" svg:y="49.658cm" draw:caption-point-x="-0.61cm" draw:caption-point-y="1.51cm">
              <dc:date>2012-01-15T00:00:00</dc:date>
              <text:p text:style-name="P1"><text:span text:style-name="T1">Affects determination of which shaders are current.</text:span></text:p>
            </office:annotation>
            <text:p>N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 (might not be tested)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1">2012/02/11</text:date>, <text:time>15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2-11T15:32:13</dc:date>
    <dc:creator>Bruce Merry</dc:creator>
    <meta:editing-duration>PT9H48M41S</meta:editing-duration>
    <meta:editing-cycles>128</meta:editing-cycles>
    <meta:generator>LibreOffice/3.4$Unix LibreOffice_project/340m1$Build-402</meta:generator>
    <meta:document-statistic meta:table-count="1" meta:cell-count="1518" meta:object-count="0"/>
  </office:meta>
</office:document-meta>
</file>